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onymice Powerline1" svg:font-family="'Anonymice Powerline'" style:font-pitch="fixed"/>
    <style:font-face style:name="Anonymice Powerline" svg:font-family="'Anonymice Powerline'" style:font-adornments="Regular" style:font-pitch="fixed"/>
    <style:font-face style:name="Constructium" svg:font-family="Constructium" style:font-adornments="Regular" style:font-pitch="variable"/>
    <style:font-face style:name="LaBrit" svg:font-family="LaBrit" style:font-adornments="Regular" style:font-pitch="variable"/>
    <style:font-face style:name="Linux Biolinum" svg:font-family="'Linux Biolinum'" style:font-adornments="Regular" style:font-pitch="variable"/>
    <style:font-face style:name="Linux Libertine" svg:font-family="'Linux Libertine'" style:font-adornments="Regular" style:font-pitch="variable"/>
    <style:font-face style:name="Penguin Attack" svg:font-family="'Penguin Attack'" style:font-adornments="Regular" style:font-pitch="variable"/>
    <style:font-face style:name="PlainGermanica" svg:font-family="PlainGermanica" style:font-adornments="Regular" style:font-pitch="variable"/>
    <style:font-face style:name="Tengwar Annatar1" svg:font-family="'Tengwar Annatar'" style:font-adornments="Italic" style:font-pitch="variable"/>
    <style:font-face style:name="Tengwar Annatar" svg:font-family="'Tengwar Annatar'" style:font-adornments="Regular" style:font-pitch="variable"/>
    <style:font-face style:name="Tengwar Telcontar" svg:font-family="'Tengwar Telcontar'" style:font-adornments="Regular" style:font-pitch="variable"/>
    <style:font-face style:name="Xirwena" svg:font-family="Xirwena" style:font-adornments="Regular" style:font-pitch="variable"/>
    <style:font-face style:name="Yana B" svg:font-family="'Yana B'" style:font-adornments="Bold" style:font-pitch="variable"/>
    <style:font-face style:name="Yana B SwashCapsI" svg:font-family="'Yana B SwashCapsI'" style:font-adornments="SwashCapsI Bold" style:font-pitch="variable"/>
    <style:font-face style:name="flatline" svg:font-family="flatline" style:font-adornments="Bold" style:font-pitch="variable"/>
    <style:font-face style:name="Liberation Serif" svg:font-family="'Liberation Serif'" style:font-family-generic="roman" style:font-pitch="variable"/>
    <style:font-face style:name="Droid Sans Arabic" svg:font-family="'Droid Sans Arabic'"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style:font-name="Linux Libertine" fo:font-size="15pt" fo:language="en" fo:country="US" officeooo:rsid="00040235" officeooo:paragraph-rsid="00040235" fo:background-color="transparent" style:font-size-asian="10.5pt" fo:hyphenate="true" fo:hyphenation-remain-char-count="2" fo:hyphenation-push-char-count="2"/>
    </style:style>
    <style:style style:name="P2" style:family="paragraph" style:parent-style-name="Standard" style:master-page-name="">
      <style:paragraph-properties fo:text-align="justify" style:justify-single-word="false" fo:hyphenation-ladder-count="no-limit" style:page-number="auto"/>
      <style:text-properties style:font-name="Linux Libertine" fo:font-size="13pt" fo:language="en" fo:country="US" officeooo:rsid="000c8491" officeooo:paragraph-rsid="000c8491" fo:background-color="transparent" style:font-size-asian="10.5pt" fo:hyphenate="true" fo:hyphenation-remain-char-count="2" fo:hyphenation-push-char-count="2"/>
    </style:style>
    <style:style style:name="P3" style:family="paragraph" style:parent-style-name="Standard">
      <style:paragraph-properties fo:line-height="90%" fo:text-align="start" style:justify-single-word="false" fo:hyphenation-ladder-count="no-limit"/>
      <style:text-properties style:font-name="Linux Biolinum" fo:font-size="15pt" fo:letter-spacing="-0.0138in" fo:language="en" fo:country="US" officeooo:rsid="000c8491" officeooo:paragraph-rsid="000c8491" style:letter-kerning="false" fo:background-color="transparent" style:font-size-asian="10.5pt" fo:hyphenate="false" fo:hyphenation-remain-char-count="2" fo:hyphenation-push-char-count="2"/>
    </style:style>
    <style:style style:name="P4" style:family="paragraph" style:parent-style-name="Standard">
      <style:paragraph-properties fo:line-height="142%" fo:text-align="start" style:justify-single-word="false" fo:hyphenation-ladder-count="no-limit"/>
      <style:text-properties style:font-name="PlainGermanica" fo:font-size="29pt" fo:letter-spacing="0.028in" fo:language="en" fo:country="US" officeooo:rsid="0009d7c9" officeooo:paragraph-rsid="0009d7c9" fo:background-color="transparent" style:font-size-asian="29pt" fo:hyphenate="true" fo:hyphenation-remain-char-count="2" fo:hyphenation-push-char-count="2"/>
    </style:style>
    <style:style style:name="P5" style:family="paragraph" style:parent-style-name="Standard">
      <style:paragraph-properties fo:line-height="200%" fo:text-align="start" style:justify-single-word="false" fo:hyphenation-ladder-count="no-limit"/>
      <style:text-properties fo:font-size="22pt" fo:language="en" fo:country="US" officeooo:paragraph-rsid="000a8327" style:font-size-asian="22pt" style:font-size-complex="22pt" fo:hyphenate="true" fo:hyphenation-remain-char-count="2" fo:hyphenation-push-char-count="2"/>
    </style:style>
    <style:style style:name="P6" style:family="paragraph" style:parent-style-name="Standard">
      <style:paragraph-properties fo:line-height="100%"/>
      <style:text-properties style:font-name="Penguin Attack" fo:font-size="36pt" fo:language="en" fo:country="US" fo:font-style="normal" fo:font-weight="normal" officeooo:rsid="00040235" officeooo:paragraph-rsid="000a8327" style:font-size-asian="36pt" style:font-style-asian="normal" style:font-size-complex="36pt" style:font-style-complex="normal"/>
    </style:style>
    <style:style style:name="P7" style:family="paragraph" style:parent-style-name="Standard">
      <style:paragraph-properties fo:line-height="142%"/>
      <style:text-properties fo:font-size="18pt" fo:language="en" fo:country="US" style:font-size-asian="18pt"/>
    </style:style>
    <style:style style:name="P8" style:family="paragraph" style:parent-style-name="Standard">
      <style:paragraph-properties fo:line-height="142%"/>
      <style:text-properties style:font-name="Anonymice Powerline1" fo:font-size="24pt" style:font-size-asian="24pt" style:font-size-complex="24pt"/>
    </style:style>
    <style:style style:name="P9" style:family="paragraph" style:parent-style-name="Standard">
      <style:paragraph-properties fo:line-height="100%"/>
      <style:text-properties fo:font-size="40pt" fo:language="en" fo:country="US" officeooo:rsid="001559bc" officeooo:paragraph-rsid="001559bc" style:font-size-asian="40pt" style:font-size-complex="40pt"/>
    </style:style>
    <style:style style:name="P10" style:family="paragraph" style:parent-style-name="Standard">
      <style:paragraph-properties fo:line-height="100%" fo:break-before="page"/>
      <style:text-properties fo:font-size="40pt" fo:language="en" fo:country="US" officeooo:rsid="001559bc" officeooo:paragraph-rsid="001559bc" style:font-size-asian="40pt" style:font-size-complex="40pt"/>
    </style:style>
    <style:style style:name="P11" style:family="paragraph" style:parent-style-name="Standard" style:master-page-name="">
      <style:paragraph-properties fo:line-height="142%" fo:text-align="start" style:justify-single-word="false" fo:hyphenation-ladder-count="no-limit" style:page-number="auto" fo:break-before="page"/>
      <style:text-properties style:font-name="flatline" fo:font-size="26pt" fo:letter-spacing="-0.028in" fo:language="en" fo:country="US" fo:font-weight="bold" officeooo:rsid="0009d7c9" officeooo:paragraph-rsid="0009d7c9" fo:background-color="transparent" style:font-size-asian="26pt" style:font-size-complex="26pt" fo:hyphenate="true" fo:hyphenation-remain-char-count="2" fo:hyphenation-push-char-count="2"/>
    </style:style>
    <style:style style:name="T1" style:family="text">
      <style:text-properties style:font-name="Yana B" fo:font-size="22pt" fo:font-style="normal" fo:font-weight="bold" style:font-size-asian="22pt" style:font-style-asian="normal" style:font-weight-asian="bold" style:font-size-complex="22pt" style:font-style-complex="normal" style:font-weight-complex="bold"/>
    </style:style>
    <style:style style:name="T2" style:family="text">
      <style:text-properties fo:text-transform="uppercase" style:font-name="Droid Sans Arabic" fo:letter-spacing="normal" fo:font-style="italic" fo:font-weight="bold" officeooo:rsid="00040235" fo:background-color="transparent" loext:char-shading-value="0" style:font-style-asian="italic" style:font-style-complex="italic"/>
    </style:style>
    <style:style style:name="T3" style:family="text">
      <style:text-properties fo:font-size="20pt" style:font-size-asian="20pt" style:font-size-complex="20pt"/>
    </style:style>
    <style:style style:name="T4" style:family="text">
      <style:text-properties fo:font-weight="normal" style:font-weight-asian="normal" style:font-size-complex="29pt" style:font-weight-complex="normal"/>
    </style:style>
    <style:style style:name="T5" style:family="text">
      <style:text-properties fo:font-size="28pt" style:font-size-asian="28pt" style:font-size-complex="28pt"/>
    </style:style>
    <style:style style:name="T6" style:family="text">
      <style:text-properties fo:font-size="22pt" style:font-size-asian="22pt" style:font-size-complex="22pt"/>
    </style:style>
    <style:style style:name="T7" style:family="text">
      <style:text-properties fo:font-variant="normal" fo:text-transform="none" style:font-name="Yana B SwashCapsI" fo:font-weight="bold"/>
    </style:style>
    <style:style style:name="T8" style:family="text">
      <style:text-properties fo:font-variant="normal" fo:text-transform="none" style:font-name="Yana B SwashCapsI" fo:font-weight="bold" officeooo:rsid="00161034"/>
    </style:style>
    <style:style style:name="T9" style:family="text">
      <style:text-properties fo:font-variant="normal" fo:text-transform="none" style:font-name="Yana B SwashCapsI" fo:font-size="17.5pt" fo:font-weight="bold" style:font-size-asian="17.5pt" style:font-size-complex="1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text:p>
      <text:p text:style-name="P11">The Test of Time</text:p>
      <text:p text:style-name="P4"><text:span text:style-name="T4">The Test of Time</text:span></text:p>
      <text:p text:style-name="P6">Breaking news...</text:p>
      <text:p text:style-name="P5"><text:span text:style-name="T2">Breaking News...</text:span></text:p>
      <text:p text:style-name="P8"><text:span text:style-name="T5">47</text:span><text:span text:style-name="T3"> The Old Rugged Cross</text:span></text:p>
      <text:p text:style-name="P7"><text:span text:style-name="T1">47</text:span><text:span text:style-name="T6"> <text:s/></text:span><text:span text:style-name="T9">The Old Rugged Cross</text:span></text:p>
      <text:p text:style-name="P10"><text:span text:style-name="T7">Çarmih</text:span></text:p>
      <text:p text:style-name="P9"><text:span text:style-name="T7">İsa Rab'd</text:span><text:span text:style-name="T8">i</text:span><text:span text:style-name="T7">r</text:span></text:p>
      <text:p text:style-name="P9"><text:span text:style-name="T7">İşte Tanr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onymice Powerline1" svg:font-family="'Anonymice Powerline'" style:font-pitch="fixed"/>
    <style:font-face style:name="Anonymice Powerline" svg:font-family="'Anonymice Powerline'" style:font-adornments="Regular" style:font-pitch="fixed"/>
    <style:font-face style:name="Constructium" svg:font-family="Constructium" style:font-adornments="Regular" style:font-pitch="variable"/>
    <style:font-face style:name="LaBrit" svg:font-family="LaBrit" style:font-adornments="Regular" style:font-pitch="variable"/>
    <style:font-face style:name="Linux Biolinum" svg:font-family="'Linux Biolinum'" style:font-adornments="Regular" style:font-pitch="variable"/>
    <style:font-face style:name="Linux Libertine" svg:font-family="'Linux Libertine'" style:font-adornments="Regular" style:font-pitch="variable"/>
    <style:font-face style:name="Penguin Attack" svg:font-family="'Penguin Attack'" style:font-adornments="Regular" style:font-pitch="variable"/>
    <style:font-face style:name="PlainGermanica" svg:font-family="PlainGermanica" style:font-adornments="Regular" style:font-pitch="variable"/>
    <style:font-face style:name="Tengwar Annatar1" svg:font-family="'Tengwar Annatar'" style:font-adornments="Italic" style:font-pitch="variable"/>
    <style:font-face style:name="Tengwar Annatar" svg:font-family="'Tengwar Annatar'" style:font-adornments="Regular" style:font-pitch="variable"/>
    <style:font-face style:name="Tengwar Telcontar" svg:font-family="'Tengwar Telcontar'" style:font-adornments="Regular" style:font-pitch="variable"/>
    <style:font-face style:name="Xirwena" svg:font-family="Xirwena" style:font-adornments="Regular" style:font-pitch="variable"/>
    <style:font-face style:name="Yana B" svg:font-family="'Yana B'" style:font-adornments="Bold" style:font-pitch="variable"/>
    <style:font-face style:name="Yana B SwashCapsI" svg:font-family="'Yana B SwashCapsI'" style:font-adornments="SwashCapsI Bold" style:font-pitch="variable"/>
    <style:font-face style:name="flatline" svg:font-family="flatline" style:font-adornments="Bold" style:font-pitch="variable"/>
    <style:font-face style:name="Liberation Serif" svg:font-family="'Liberation Serif'" style:font-family-generic="roman" style:font-pitch="variable"/>
    <style:font-face style:name="Droid Sans Arabic" svg:font-family="'Droid Sans Arabic'"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1299in" fo:page-height="4.1299in" style:num-format="1" style:print-orientation="portrait" fo:margin-top="0.2in" fo:margin-bottom="0.2in" fo:margin-left="0.2in" fo:margin-right="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6T12:04:17.314617261</meta:creation-date>
    <meta:generator>LibreOffice/4.2.4.2$Linux_X86_64 LibreOffice_project/420m0$Build-2</meta:generator>
    <dc:date>2014-05-16T21:49:50.961292680</dc:date>
    <meta:editing-duration>PT7H34M29S</meta:editing-duration>
    <meta:editing-cycles>11</meta:editing-cycles>
    <meta:document-statistic meta:table-count="0" meta:image-count="0" meta:object-count="0" meta:page-count="3" meta:paragraph-count="11" meta:word-count="135" meta:character-count="879" meta:non-whitespace-character-count="754"/>
  </office:meta>
</office:document-meta>
</file>